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08000000089A2770FFE5272E7F.png" manifest:media-type="image/png"/>
  <manifest:file-entry manifest:full-path="Pictures/100000000000000800000008B2AA4E6A4F6D2D7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_35__20_Percent" draw:opacity="50%" style:repeat="repeat" draw:textarea-horizontal-align="justify" draw:textarea-vertical-align="middle" draw:auto-grow-height="false" fo:min-height="3.155cm" fo:min-width="8.403cm" draw:shadow-offset-x="0.203cm" draw:shadow-offset-y="0.203cm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 fo:min-height="1.652cm" fo:min-width="8.368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5.034cm" fo:min-width="8.353cm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8cm" fo:min-width="1.4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cm" fo:min-width="1.4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1.497cm"/>
      <style:paragraph-properties style:writing-mode="lr-tb"/>
    </style:style>
    <style:style style:name="gr8" style:family="graphic" style:parent-style-name="objectwithoutfill">
      <style:graphic-properties svg:stroke-width="0.102cm" svg:stroke-color="#2a6099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853cm" fo:min-width="0cm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852cm" fo:min-width="0cm"/>
    </style:style>
    <style:style style:name="gr11" style:family="graphic" style:parent-style-name="standard">
      <style:graphic-properties draw:stroke="none" draw:fill="none" fo:min-height="1.575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756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0.643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image-name="_35__20_Percent" draw:opacity="50%" style:repeat="repeat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729fc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729fcf"/>
    </style:style>
    <style:style style:name="P6" style:family="paragraph">
      <style:text-properties fo:color="#0a00bc"/>
    </style:style>
    <style:style style:name="P7" style:family="paragraph">
      <loext:graphic-properties draw:fill="none" draw:fill-color="#ffffff"/>
      <style:paragraph-properties style:writing-mode="lr-tb"/>
      <style:text-properties fo:color="#0a00bc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paragraph-properties style:writing-mode="lr-tb"/>
      <style:text-properties fo:color="#000000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29fcf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29fcf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29fcf" style:text-position="0% 100%"/>
    </style:style>
    <style:style style:name="T5" style:family="text">
      <style:text-properties fo:color="#729fcf" style:text-position="-33% 58%"/>
    </style:style>
    <style:style style:name="T6" style:family="text">
      <style:text-properties fo:font-variant="normal" fo:text-transform="none" fo:color="#0a00b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a00bc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a00bc" style:text-position="-33% 58%"/>
    </style:style>
    <style:style style:name="T9" style:family="text">
      <style:text-properties fo:color="#0a00bc" style:text-position="0% 100%"/>
    </style:style>
    <style:style style:name="T10" style:family="text">
      <style:text-properties fo:color="#000000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903cm" svg:height="3.405cm" svg:x="1.157cm" svg:y="0.1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868cm" svg:height="1.902cm" svg:x="1.192cm" svg:y="3.5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.903cm" svg:height="5.334cm" svg:x="1.157cm" svg:y="0.12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5.347cm" svg:height="1.114cm" svg:x="1.057cm" svg:y="0.126cm">
            <draw:text-box>
              <text:p text:style-name="P4"><text:span text:style-name="T1">Vapor (</text:span><text:span text:style-name="T2">V</text:span><text:span text:style-name="T3">gas</text:span><text:span text:style-name="T4">,</text:span><text:span text:style-name="T5"> </text:span><text:span text:style-name="T4">N</text:span><text:span text:style-name="T5">vap</text:span><text:span text:style-name="T4">)</text:span></text:p>
            </draw:text-box>
          </draw:frame>
          <draw:frame draw:style-name="gr5" draw:text-style-name="P7" draw:layer="layout" svg:width="4.804cm" svg:height="1.114cm" svg:x="1.192cm" svg:y="4.368cm">
            <draw:text-box>
              <text:p text:style-name="P6"><text:span text:style-name="T6">Liquid </text:span><text:span text:style-name="T6">(</text:span><text:span text:style-name="T7">V</text:span><text:span text:style-name="T8">liq</text:span><text:span text:style-name="T9">,</text:span><text:span text:style-name="T8"> </text:span><text:span text:style-name="T9">N</text:span><text:span text:style-name="T8">liq</text:span><text:span text:style-name="T9">)</text:span></text:p>
            </draw:text-box>
          </draw:frame>
          <draw:frame draw:style-name="gr6" draw:text-style-name="P9" draw:layer="layout" svg:width="3.91cm" svg:height="0.962cm" svg:x="1.07cm" svg:y="2.098cm">
            <draw:text-box>
              <text:p text:style-name="P8"><text:span text:style-name="T10">Evaporation</text:span></text:p>
            </draw:text-box>
          </draw:frame>
          <draw:frame draw:style-name="gr7" draw:text-style-name="P9" draw:layer="layout" svg:width="4.178cm" svg:height="0.962cm" svg:x="6.158cm" svg:y="2.098cm">
            <draw:text-box>
              <text:p text:style-name="P8"><text:span text:style-name="T10">P</text:span><text:span text:style-name="T10">r</text:span><text:span text:style-name="T10">e</text:span><text:span text:style-name="T10">c</text:span><text:span text:style-name="T10">i</text:span><text:span text:style-name="T10">p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  <draw:line draw:style-name="gr8" draw:text-style-name="P10" draw:layer="layout" svg:x1="1.171cm" svg:y1="3.528cm" svg:x2="10.06cm" svg:y2="3.528cm">
            <text:p/>
          </draw:line>
          <draw:custom-shape draw:style-name="gr9" draw:text-style-name="P11" draw:layer="layout" svg:width="0.628cm" svg:height="1.259cm" svg:x="4.72cm" svg:y="2.69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1" draw:layer="layout" svg:width="0.628cm" svg:height="1.258cm" draw:transform="rotate (-3.14159265358979) translate (6.376cm 4.02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1" draw:text-style-name="P12" draw:layer="layout" svg:width="1.86cm" svg:height="1.825cm" svg:x="7.773cm" svg:y="3.619cm">
            <draw:text-box>
              <text:p>Area (A<text:span text:style-name="T11">liq</text:span><text:span text:style-name="T12">) </text:span></text:p>
            </draw:text-box>
          </draw:frame>
          <draw:line draw:style-name="gr12" draw:text-style-name="P10" draw:layer="layout" svg:x1="7.928cm" svg:y1="4.036cm" svg:x2="7.42cm" svg:y2="3.528cm">
            <text:p/>
          </draw:line>
          <draw:frame draw:style-name="gr13" draw:text-style-name="P13" draw:layer="layout" svg:width="4.63cm" svg:height="0.962cm" draw:transform="rotate (1.5707963267949) translate (-0.127cm 5.11cm)">
            <draw:text-box>
              <text:p>P &amp; T constant</text:p>
            </draw:text-box>
          </draw:frame>
          <draw:custom-shape draw:style-name="gr14" draw:text-style-name="P3" draw:layer="layout" svg:width="0.254cm" svg:height="5.334cm" svg:x="0.735cm" svg:y="0.13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12" draw:layer="layout" svg:width="4.064cm" svg:height="1.114cm" svg:x="6.096cm" svg:y="0.123cm">
            <draw:text-box>
              <text:p><text:span text:style-name="T13">Air (V</text:span><text:span text:style-name="T11">gas</text:span><text:span text:style-name="T12">,</text:span><text:span text:style-name="T11"> </text:span>N<text:span text:style-name="T11">air</text:span><text:span text:style-name="T12">) </text:span></text:p>
            </draw:text-box>
          </draw:frame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2.29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08000000089A2770FFE5272E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16cm" fo:page-height="5.5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949cm" svg:x="1cm" svg:y="3.798cm"/>
      <draw:page-thumbnail draw:layer="backgroundobjects" svg:width="8.999cm" svg:height="4.949cm" svg:x="1cm" svg:y="12.374cm"/>
      <draw:page-thumbnail draw:layer="backgroundobjects" svg:width="8.999cm" svg:height="4.949cm" svg:x="1cm" svg:y="20.95cm"/>
      <draw:page-thumbnail draw:layer="backgroundobjects" svg:width="8.999cm" svg:height="4.949cm" svg:x="11cm" svg:y="3.798cm"/>
      <draw:page-thumbnail draw:layer="backgroundobjects" svg:width="8.999cm" svg:height="4.949cm" svg:x="11cm" svg:y="12.374cm"/>
      <draw:page-thumbnail draw:layer="backgroundobjects" svg:width="8.999cm" svg:height="4.949cm" svg:x="11cm" svg:y="20.95cm"/>
    </style:handout-master>
    <style:master-page style:name="Default" style:page-layout-name="PM1" draw:style-name="Mdp1">
      <draw:frame presentation:style-name="Default-title" draw:layer="backgroundobjects" svg:width="25.199cm" svg:height="2.629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4cm" presentation:class="outline" presentation:placeholder="true">
        <draw:text-box/>
      </draw:frame>
      <draw:frame presentation:style-name="Mpr1" draw:text-style-name="MP2" draw:layer="backgroundobjects" svg:width="6.524cm" svg:height="1.084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4cm" svg:x="9.575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084cm" svg:x="20.075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2-01-26T06:29:04.932265829</meta:creation-date>
    <dc:date>2022-01-30T16:03:13.689615821</dc:date>
    <dc:creator>Lubos Polerecky</dc:creator>
    <meta:editing-duration>PT55M23S</meta:editing-duration>
    <meta:editing-cycles>13</meta:editing-cycles>
    <meta:generator>LibreOffice/6.4.6.2$Linux_X86_64 LibreOffice_project/0ce51a4fd21bff07a5c061082cc82c5ed232f115</meta:generator>
    <meta:document-statistic meta:object-count="39"/>
  </office:meta>
</office:document-meta>
</file>